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1" svg:font-family="&quot;ＭＳ Ｐゴシック1&quot;"/>
    <style:font-face style:name="ＭＳ Ｐゴシック" svg:font-family="&quot;ＭＳ Ｐゴシック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style:vertical-align="automatic" fo:background-color="transparent"/>
      <style:text-properties style:font-name="メイリオ" style:font-name-asian="メイリオ" style:font-name-complex="メイリオ" style:font-family-generic="modern"/>
    </style:style>
    <style:style style:name="ce3" style:family="table-cell" style:parent-style-name="_27161__28310__32_2" style:data-style-name="N0">
      <style:table-cell-properties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25pt" style:font-size-asian="25pt" style:font-size-complex="25pt" style:font-family-generic="modern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_27161__28310__32_2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6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7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8" style:family="table-cell" style:parent-style-name="_27161__28310__32_2" style:data-style-name="N49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9" style:family="table-cell" style:parent-style-name="_27161__28310__32_2" style:data-style-name="N5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0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11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2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3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14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5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7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20" style:family="table-cell" style:parent-style-name="_27161__28310__32_2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21" style:family="table-cell" style:parent-style-name="Default" style:data-style-name="N47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middle" fo:background-color="transparen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6" style:family="table-cell" style:parent-style-name="_27161__28310__32_2" style:data-style-name="N47">
      <style:table-cell-properties fo:border="thin solid #000000" style:vertical-align="automatic" fo:background-color="transparent"/>
    </style:style>
    <style:style style:name="ce27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8pt" style:font-size-asian="8pt" style:font-size-complex="8pt" style:font-family-generic="modern"/>
    </style:style>
    <style:style style:name="ce28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style:font-family-generic="modern"/>
    </style:style>
    <style:style style:name="ce29" style:family="table-cell" style:parent-style-name="_27161__28310__32_2" style:data-style-name="N0">
      <style:table-cell-properties fo:border="thin solid #000000" style:vertical-align="middle" fo:wrap-option="wrap" fo:background-color="transparent"/>
      <style:text-properties style:font-name="メイリオ" style:font-name-asian="メイリオ" style:font-name-complex="メイリオ" style:font-family-generic="modern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メイリオ" style:font-name-asian="メイリオ" style:font-name-complex="メイリオ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7462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フォーマット" table:style-name="ta1">
        <table:table-column table:style-name="co1" table:number-columns-repeated="38" table:default-cell-style-name="ce2"/>
        <table:table-column table:style-name="co2" table:number-columns-repeated="16346" table:default-cell-style-name="ce2"/>
        <table:table-row table:style-name="ro1">
          <table:table-cell office:value-type="string" table:number-columns-spanned="38" table:number-rows-spanned="1" table:style-name="ce3">
            <text:p>技　術　者　経　歴　書</text:p>
          </table:table-cell>
          <table:covered-table-cell table:number-columns-repeated="37"/>
          <table:table-cell table:number-columns-repeated="16346"/>
        </table:table-row>
        <table:table-row table:style-name="ro2">
          <table:table-cell table:number-columns-repeated="34"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46"/>
        </table:table-row>
        <table:table-row table:style-name="ro3">
          <table:table-cell office:value-type="string" table:number-columns-spanned="8" table:number-rows-spanned="1" table:style-name="ce5">
            <text:p>名 <text:s text:c="2"/>前</text:p>
          </table:table-cell>
          <table:covered-table-cell table:number-columns-repeated="7"/>
          <table:table-cell office:value-type="string" table:number-columns-spanned="8" table:number-rows-spanned="1" table:style-name="ce5">
            <text:p>フ リ ガ ナ</text:p>
          </table:table-cell>
          <table:covered-table-cell table:number-columns-repeated="7"/>
          <table:table-cell office:value-type="string" table:number-columns-spanned="3" table:number-rows-spanned="1" table:style-name="ce5">
            <text:p>性 別</text:p>
          </table:table-cell>
          <table:covered-table-cell table:number-columns-repeated="2"/>
          <table:table-cell office:value-type="string" table:number-columns-spanned="3" table:number-rows-spanned="1" table:style-name="ce5">
            <text:p>年　齢</text:p>
          </table:table-cell>
          <table:covered-table-cell table:number-columns-repeated="2"/>
          <table:table-cell office:value-type="string" table:number-columns-spanned="5" table:number-rows-spanned="1" table:style-name="ce5">
            <text:p>最終学歴</text:p>
          </table:table-cell>
          <table:covered-table-cell table:number-columns-repeated="4"/>
          <table:table-cell office:value-type="string" table:number-columns-spanned="7" table:number-rows-spanned="1" table:style-name="ce5">
            <text:p>住 　所</text:p>
          </table:table-cell>
          <table:covered-table-cell table:number-columns-repeated="6"/>
          <table:table-cell office:value-type="string" table:number-columns-spanned="4" table:number-rows-spanned="1" table:style-name="ce5">
            <text:p>最寄駅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office:value-type="string" table:number-columns-spanned="8" table:number-rows-spanned="2" table:style-name="ce6">
            <text:p>高橋　優太</text:p>
          </table:table-cell>
          <table:covered-table-cell table:number-columns-repeated="7"/>
          <table:table-cell office:value-type="string" table:number-columns-spanned="8" table:number-rows-spanned="2" table:style-name="ce7">
            <text:p>タカハシ　ユウタ</text:p>
          </table:table-cell>
          <table:covered-table-cell table:number-columns-repeated="7"/>
          <table:table-cell office:value-type="string" table:number-columns-spanned="3" table:number-rows-spanned="2" table:style-name="ce8">
            <text:p>男</text:p>
          </table:table-cell>
          <table:covered-table-cell table:number-columns-repeated="2"/>
          <table:table-cell office:value-type="string" table:number-columns-spanned="3" table:number-rows-spanned="2" table:style-name="ce9">
            <text:p>25歳</text:p>
          </table:table-cell>
          <table:covered-table-cell table:number-columns-repeated="2"/>
          <table:table-cell office:value-type="string" table:number-columns-spanned="5" table:number-rows-spanned="2" table:style-name="ce7">
            <text:p>4年制大学卒</text:p>
          </table:table-cell>
          <table:covered-table-cell table:number-columns-repeated="4"/>
          <table:table-cell office:value-type="string" table:number-columns-spanned="7" table:number-rows-spanned="2" table:style-name="ce7">
            <text:p>群馬県伊勢崎市</text:p>
          </table:table-cell>
          <table:covered-table-cell table:number-columns-repeated="6"/>
          <table:table-cell office:value-type="string" table:number-columns-spanned="4" table:number-rows-spanned="2" table:style-name="ce7">
            <text:p>JR高崎線</text:p>
            <text:p>伊勢崎駅</text:p>
          </table:table-cell>
          <table:covered-table-cell table:number-columns-repeated="3"/>
          <table:table-cell table:number-columns-repeated="16346"/>
        </table:table-row>
        <table:table-row table:style-name="ro3"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3"/>
          <table:table-cell table:number-columns-repeated="16346"/>
        </table:table-row>
        <table:table-row table:style-name="ro4">
          <table:table-cell office:value-type="string" table:number-columns-spanned="4" table:number-rows-spanned="7" table:style-name="ce10">
            <text:p>経　験</text:p>
            <text:p>技　術</text:p>
          </table:table-cell>
          <table:covered-table-cell table:number-columns-repeated="3"/>
          <table:table-cell office:value-type="string" table:number-columns-spanned="4" table:number-rows-spanned="1" table:style-name="ce11">
            <text:p>Ｏ　　Ｓ</text:p>
          </table:table-cell>
          <table:covered-table-cell table:number-columns-repeated="3"/>
          <table:table-cell office:value-type="string" table:number-columns-spanned="11" table:number-rows-spanned="1" table:style-name="ce12">
            <text:p>Windows</text:p>
          </table:table-cell>
          <table:covered-table-cell table:number-columns-repeated="10"/>
          <table:table-cell office:value-type="string" table:number-columns-spanned="3" table:number-rows-spanned="4" table:style-name="ce13">
            <text:p>人 <text:s text:c="3"/>柄</text:p>
          </table:table-cell>
          <table:covered-table-cell table:number-columns-repeated="2"/>
          <table:table-cell office:value-type="string" table:number-columns-spanned="16" table:number-rows-spanned="4" table:style-name="ce14">
            <text:p>私は常に物事に関心を持ち、自ら調べて理解を深め、その内容をわかりやすく説明することを得意としております。</text:p>
            <text:p>Java研修でコーディング練習を行っていた際には、チームメンバーが理解に苦しんでいた部分を、日常生活でなじみのある事例に置き換えて説明することで、理解に繋げられた経験があります。</text:p>
            <text:p>また、自身が課題に直面した際には、検索エンジンや参考書を活用し、それでも解決できない場合にはチームメンバーや講師に相談するなどをして、解決を図りました。このように、主体的に学びつつ、周囲と協力して課題解決を行うことを強みとしています。</text:p>
          </table:table-cell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Ｄ　　Ｂ</text:p>
          </table:table-cell>
          <table:covered-table-cell table:number-columns-repeated="3"/>
          <table:table-cell office:value-type="string" table:number-columns-spanned="11" table:number-rows-spanned="1" table:style-name="ce16">
            <text:p>Oracl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言　　語</text:p>
          </table:table-cell>
          <table:covered-table-cell table:number-columns-repeated="3"/>
          <table:table-cell office:value-type="string" table:number-columns-spanned="11" table:number-rows-spanned="1" table:style-name="ce17">
            <text:p>Java、HTML・CSS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5">
          <table:covered-table-cell/>
          <table:covered-table-cell table:number-columns-repeated="3"/>
          <table:table-cell office:value-type="string" table:number-columns-spanned="4" table:number-rows-spanned="1" table:style-name="ce15">
            <text:p>APサーバ</text:p>
          </table:table-cell>
          <table:covered-table-cell table:number-columns-repeated="3"/>
          <table:table-cell office:value-type="string" table:number-columns-spanned="11" table:number-rows-spanned="1" table:style-name="ce16">
            <text:p>Tomcat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Ｆ　　Ｗ</text:p>
          </table:table-cell>
          <table:covered-table-cell table:number-columns-repeated="3"/>
          <table:table-cell office:value-type="string" table:number-columns-spanned="11" table:number-rows-spanned="1" table:style-name="ce16">
            <text:p>Spring Boot</text:p>
          </table:table-cell>
          <table:covered-table-cell table:number-columns-repeated="10"/>
          <table:table-cell office:value-type="string" table:number-columns-spanned="3" table:number-rows-spanned="3" table:style-name="ce5">
            <text:p>取得資格</text:p>
          </table:table-cell>
          <table:covered-table-cell table:number-columns-repeated="2"/>
          <table:table-cell table:number-columns-spanned="16" table:number-rows-spanned="3" table:style-name="ce18"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ツ ー ル</text:p>
          </table:table-cell>
          <table:covered-table-cell table:number-columns-repeated="3"/>
          <table:table-cell office:value-type="string" table:number-columns-spanned="11" table:number-rows-spanned="1" table:style-name="ce16">
            <text:p>Eclipse、SQLdeveloper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そ の 他</text:p>
          </table:table-cell>
          <table:covered-table-cell table:number-columns-repeated="3"/>
          <table:table-cell office:value-type="string" table:number-columns-spanned="11" table:number-rows-spanned="1" table:style-name="ce19">
            <text:p>Slack, Zoom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3">
          <table:table-cell office:value-type="string" table:number-columns-spanned="1" table:number-rows-spanned="4" table:style-name="ce20">
            <text:p>No</text:p>
          </table:table-cell>
          <table:table-cell office:value-type="string" table:number-columns-spanned="3" table:number-rows-spanned="4" table:style-name="ce20">
            <text:p>開　発</text:p>
            <text:p>期　間</text:p>
          </table:table-cell>
          <table:covered-table-cell table:number-columns-repeated="2"/>
          <table:table-cell office:value-type="string" table:number-columns-spanned="15" table:number-rows-spanned="4" table:style-name="ce5">
            <text:p>業　務　内　容</text:p>
          </table:table-cell>
          <table:covered-table-cell table:number-columns-repeated="14"/>
          <table:table-cell office:value-type="string" table:number-columns-spanned="3" table:number-rows-spanned="4" table:style-name="ce5">
            <text:p>Ｏ　Ｓ</text:p>
          </table:table-cell>
          <table:covered-table-cell table:number-columns-repeated="2"/>
          <table:table-cell office:value-type="string" table:number-columns-spanned="3" table:number-rows-spanned="4" table:style-name="ce5">
            <text:p>言　語</text:p>
          </table:table-cell>
          <table:covered-table-cell table:number-columns-repeated="2"/>
          <table:table-cell office:value-type="string" table:number-columns-spanned="3" table:number-rows-spanned="4" table:style-name="ce5">
            <text:p>ツール</text:p>
          </table:table-cell>
          <table:covered-table-cell table:number-columns-repeated="2"/>
          <table:table-cell office:value-type="string" table:number-columns-spanned="3" table:number-rows-spanned="4" table:style-name="ce5">
            <text:p>Ｄ　Ｂ</text:p>
          </table:table-cell>
          <table:covered-table-cell table:number-columns-repeated="2"/>
          <table:table-cell office:value-type="string" table:number-columns-spanned="1" table:number-rows-spanned="4" table:style-name="ce5">
            <text:p>要件定義</text:p>
          </table:table-cell>
          <table:table-cell office:value-type="string" table:number-columns-spanned="1" table:number-rows-spanned="4" table:style-name="ce5">
            <text:p>基本設計</text:p>
          </table:table-cell>
          <table:table-cell office:value-type="string" table:number-columns-spanned="1" table:number-rows-spanned="4" table:style-name="ce5">
            <text:p>詳細設計</text:p>
          </table:table-cell>
          <table:table-cell office:value-type="string" table:number-columns-spanned="1" table:number-rows-spanned="4" table:style-name="ce5">
            <text:p>製造単体</text:p>
          </table:table-cell>
          <table:table-cell office:value-type="string" table:number-columns-spanned="1" table:number-rows-spanned="4" table:style-name="ce5">
            <text:p>結合試験</text:p>
          </table:table-cell>
          <table:table-cell office:value-type="string" table:number-columns-spanned="1" table:number-rows-spanned="4" table:style-name="ce5">
            <text:p>運 <text:s/>用</text:p>
          </table:table-cell>
          <table:table-cell office:value-type="string" table:number-columns-spanned="1" table:number-rows-spanned="4" table:style-name="ce5">
            <text:p>立 <text:s/>場</text:p>
          </table:table-cell>
          <table:table-cell table:number-columns-repeated="16346"/>
        </table:table-row>
        <table:table-row table:number-rows-repeated="3"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office:value-type="float" office:value="1" table:number-columns-spanned="1" table:number-rows-spanned="19" table:style-name="ce18">
            <text:p>1</text:p>
          </table:table-cell>
          <table:table-cell office:value-type="date" office:date-value="2025-08-29T00:00:00" table:number-columns-spanned="3" table:number-rows-spanned="9" table:style-name="ce21">
            <text:p>8月29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2">
            <text:p>Java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office:value-type="string" table:number-columns-spanned="3" table:number-rows-spanned="19" table:style-name="ce23">
            <text:p>Oracle</text:p>
          </table:table-cell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3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4">
            <text:p><text:span text:style-name="T3">■Spring</text:span><text:ruby text:style-name="ru1"><text:ruby-base><text:span text:style-name="T4">研修</text:span></text:ruby-base><text:ruby-text text:style-name="T5">ケンシュウ</text:ruby-text></text:ruby><text:span text:style-name="T4"/></text:p>
            <text:p><text:span text:style-name="T4">　</text:span><text:ruby text:style-name="ru1"><text:ruby-base><text:span text:style-name="T4">基本操作</text:span></text:ruby-base><text:ruby-text text:style-name="T5">キホンソウサ</text:ruby-text></text:ruby><text:span text:style-name="T4"/></text:p>
            <text:p><text:span text:style-name="T4">　</text:span><text:ruby text:style-name="ru1"><text:ruby-base><text:span text:style-name="T4">画面遷移</text:span></text:ruby-base><text:ruby-text text:style-name="T5">ガメンセンイ</text:ruby-text></text:ruby><text:span text:style-name="T3">(</text:span><text:span text:style-name="T4">フォワードとリダイレクト</text:span><text:span text:style-name="T3">)</text:span><text:span text:style-name="T3"/></text:p>
            <text:p><text:span text:style-name="T4">　フォーム</text:span><text:ruby text:style-name="ru1"><text:ruby-base><text:span text:style-name="T4">処理</text:span></text:ruby-base><text:ruby-text text:style-name="T5">ショリ</text:ruby-text></text:ruby><text:span text:style-name="T3">(</text:span><text:span text:style-name="T4">パラメータ、</text:span><text:span text:style-name="T3">GET</text:span><text:span text:style-name="T4">と</text:span><text:span text:style-name="T3">POST)</text:span><text:span text:style-name="T3"/></text:p>
            <text:p><text:span text:style-name="T3"><text:s text:c="2"/></text:span><text:span text:style-name="T4">スコープ</text:span><text:span text:style-name="T3">(</text:span><text:span text:style-name="T4">リクエストスコープ、セッションスコープ</text:span><text:span text:style-name="T3">)</text:span><text:span text:style-name="T3"/></text:p>
            <text:p><text:span text:style-name="T4">　データベース</text:span><text:ruby text:style-name="ru1"><text:ruby-base><text:span text:style-name="T4">操作</text:span></text:ruby-base><text:ruby-text text:style-name="T5">ソウサ</text:ruby-text></text:ruby><text:span text:style-name="T3">(</text:span><text:ruby text:style-name="ru1"><text:ruby-base><text:span text:style-name="T4">検索</text:span></text:ruby-base><text:ruby-text text:style-name="T5">ケンサク</text:ruby-text></text:ruby><text:span text:style-name="T4">、</text:span><text:ruby text:style-name="ru1"><text:ruby-base><text:span text:style-name="T4">登録</text:span></text:ruby-base><text:ruby-text text:style-name="T5">トウロク</text:ruby-text></text:ruby><text:span text:style-name="T4">、</text:span><text:ruby text:style-name="ru1"><text:ruby-base><text:span text:style-name="T4">更新</text:span></text:ruby-base><text:ruby-text text:style-name="T5">コウシン</text:ruby-text></text:ruby><text:span text:style-name="T4">、</text:span><text:ruby text:style-name="ru1"><text:ruby-base><text:span text:style-name="T4">削除</text:span></text:ruby-base><text:ruby-text text:style-name="T5">サクジョ</text:ruby-text></text:ruby><text:span text:style-name="T3">)</text:span><text:span text:style-name="T3"/></text:p>
            <text:p><text:span text:style-name="T4">　</text:span><text:ruby text:style-name="ru1"><text:ruby-base><text:span text:style-name="T4">入力</text:span></text:ruby-base><text:ruby-text text:style-name="T5">ニュウリョク</text:ruby-text></text:ruby><text:span text:style-name="T4">チェック</text:span><text:span text:style-name="T4"/></text:p>
            <text:p><text:span text:style-name="T4">　</text:span><text:span text:style-name="T3">Thymeleaf</text:span><text:span text:style-name="T4">（テンプレートエンジン）</text:span><text:span text:style-name="T4"/></text:p>
            <text:p><text:span text:style-name="T4"/></text:p>
            <text:p><text:span text:style-name="T3">■</text:span><text:span text:style-name="T4">成果物</text:span><text:span text:style-name="T3">(</text:span><text:ruby text:style-name="ru1"><text:ruby-base><text:span text:style-name="T4">個人開発演習</text:span></text:ruby-base><text:ruby-text text:style-name="T5">コジンカイハツエンシュウ</text:ruby-text></text:ruby><text:span text:style-name="T3">)</text:span><text:span text:style-name="T3"/></text:p>
            <text:p><text:span text:style-name="T4">　システム名：社員管理システム</text:span><text:span text:style-name="T4"/></text:p>
            <text:p><text:span text:style-name="T4">　工　　　程：製造～単体テスト</text:span><text:span text:style-name="T4"/></text:p>
            <text:p><text:span text:style-name="T4">　</text:span><text:ruby text:style-name="ru1"><text:ruby-base><text:span text:style-name="T4">開発</text:span></text:ruby-base><text:ruby-text text:style-name="T5">カイハツ</text:ruby-text></text:ruby><text:ruby text:style-name="ru1"><text:ruby-base><text:span text:style-name="T4">日数</text:span></text:ruby-base><text:ruby-text text:style-name="T5">ニッスウ</text:ruby-text></text:ruby><text:span text:style-name="T4">：</text:span><text:span text:style-name="T3">6</text:span><text:span text:style-name="T4">日</text:span><text:span text:style-name="T4"/></text:p>
            <text:p><text:span text:style-name="T4">　ステップ数：</text:span><text:span text:style-name="T3">2990</text:span><text:span text:style-name="T3"/></text:p>
            <text:p><text:span text:style-name="T3"><text:s/></text:span><text:span text:style-name="T4">　</text:span><text:ruby text:style-name="ru1"><text:ruby-base><text:span text:style-name="T4">画面数</text:span></text:ruby-base><text:ruby-text text:style-name="T5">ガメンスウ</text:ruby-text></text:ruby><text:span text:style-name="T4">：　</text:span><text:span text:style-name="T3">10</text:span><text:ruby text:style-name="ru1"><text:ruby-base><text:span text:style-name="T4">画面</text:span></text:ruby-base><text:ruby-text text:style-name="T5">ガメン</text:ruby-text></text:ruby><text:span text:style-name="T4"/></text:p>
            <text:p><text:span text:style-name="T4">リポジトリ：</text:span>https://github.com/takahashi663/rt2-spring-app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9-30T00:00:00" table:number-columns-spanned="3" table:number-rows-spanned="10" table:style-name="ce21">
            <text:p>9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2" table:number-columns-spanned="1" table:number-rows-spanned="19" table:style-name="ce18">
            <text:p>2</text:p>
          </table:table-cell>
          <table:table-cell office:value-type="date" office:date-value="2025-08-23T00:00:00" table:number-columns-spanned="3" table:number-rows-spanned="9" table:style-name="ce21">
            <text:p>8月23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5">
            <text:p>HTML<text:span text:style-name="T3">・</text:span>CSS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table:number-columns-spanned="3" table:number-rows-spanned="19" table:style-name="ce18"/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4">
            <text:p><text:span text:style-name="T6">■</text:span><text:span text:style-name="T3">HTML・CSS</text:span><text:ruby text:style-name="ru1"><text:ruby-base><text:span text:style-name="T4">研修</text:span></text:ruby-base><text:ruby-text text:style-name="T5">ケンシュウ</text:ruby-text></text:ruby><text:span text:style-name="T4"/></text:p>
            <text:p><text:span text:style-name="T4">　タグの種類、プロパティの種類</text:span><text:span text:style-name="T4"/></text:p>
            <text:p><text:span text:style-name="T4"><text:s text:c="2"/></text:span>HTML/CSS<text:span text:style-name="T3">を使用した実装</text:span><text:span text:style-name="T3"/></text:p>
            <text:p><text:span text:style-name="T3"/></text:p>
            <text:p><text:span text:style-name="T3"/></text:p>
            <text:p><text:span text:style-name="T6">■</text:span><text:span text:style-name="T3">成果物</text:span><text:span text:style-name="T3"/></text:p>
            <text:p><text:span text:style-name="T3"/></text:p>
            <text:p><text:span text:style-name="T3">システム名：ポートフォリオ</text:span><text:span text:style-name="T3"/></text:p>
            <text:p><text:span text:style-name="T3">　工　　　程：製造</text:span><text:span text:style-name="T3"/></text:p>
            <text:p><text:span text:style-name="T3">　</text:span><text:ruby text:style-name="ru1"><text:ruby-base><text:span text:style-name="T3">開発</text:span></text:ruby-base><text:ruby-text text:style-name="T5">カイハツ</text:ruby-text></text:ruby><text:ruby text:style-name="ru1"><text:ruby-base><text:span text:style-name="T3">日数</text:span></text:ruby-base><text:ruby-text text:style-name="T5">ニッスウ</text:ruby-text></text:ruby><text:span text:style-name="T3">：3</text:span><text:ruby text:style-name="ru1"><text:ruby-base><text:span text:style-name="T3">日</text:span></text:ruby-base><text:ruby-text text:style-name="T5">ニチ</text:ruby-text></text:ruby><text:span text:style-name="T3"/></text:p>
            <text:p><text:span text:style-name="T3">　ステップ</text:span><text:ruby text:style-name="ru1"><text:ruby-base><text:span text:style-name="T3">数</text:span></text:ruby-base><text:ruby-text text:style-name="T5">スウ</text:ruby-text></text:ruby><text:span text:style-name="T3">：:230</text:span><text:span text:style-name="T3"/></text:p>
            <text:p><text:span text:style-name="T3"><text:s/>　</text:span><text:ruby text:style-name="ru1"><text:ruby-base><text:span text:style-name="T3">画面数</text:span></text:ruby-base><text:ruby-text text:style-name="T5">ガメンスウ</text:ruby-text></text:ruby><text:span text:style-name="T3">：1</text:span><text:ruby text:style-name="ru1"><text:ruby-base><text:span text:style-name="T3">画面</text:span></text:ruby-base><text:ruby-text text:style-name="T5">ガメン</text:ruby-text></text:ruby><text:span text:style-name="T3"/></text:p>
            <text:p><text:span text:style-name="T3">リポジトリ：</text:span>https://github.com/takahashi663/portfolio_takahashi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5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7T00:00:00" table:number-columns-spanned="3" table:number-rows-spanned="10" table:style-name="ce21">
            <text:p>8月27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3" table:number-columns-spanned="1" table:number-rows-spanned="24" table:style-name="ce18">
            <text:p>3</text:p>
          </table:table-cell>
          <table:table-cell office:value-type="date" office:date-value="2025-07-31T00:00:00" table:number-columns-spanned="3" table:number-rows-spanned="12" table:style-name="ce21">
            <text:p>7月31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24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24" table:style-name="ce25">
            <text:p>SQL</text:p>
          </table:table-cell>
          <table:covered-table-cell table:number-columns-repeated="2"/>
          <table:table-cell office:value-type="string" table:number-columns-spanned="3" table:number-rows-spanned="24" table:style-name="ce25">
            <text:p>SQLdeveloper</text:p>
          </table:table-cell>
          <table:covered-table-cell table:number-columns-repeated="2"/>
          <table:table-cell office:value-type="string" table:number-columns-spanned="3" table:number-rows-spanned="24" table:style-name="ce22">
            <text:p>Oracle</text:p>
          </table:table-cell>
          <table:covered-table-cell table:number-columns-repeated="2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office:value-type="string" table:number-columns-spanned="1" table:number-rows-spanned="24" table:style-name="ce23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3" table:style-name="ce24">
            <text:p><text:span text:style-name="T3">■DB</text:span><text:span text:style-name="T2">研修</text:span><text:span text:style-name="T2"/></text:p>
            <text:p><text:span text:style-name="T2">　</text:span><text:span text:style-name="T3">Oracle</text:span><text:span text:style-name="T2">データベース環境の構築</text:span><text:span text:style-name="T2"/></text:p>
            <text:p><text:span text:style-name="T2">　</text:span><text:span text:style-name="T3">SQL</text:span><text:span text:style-name="T2">の基礎構文（</text:span><text:span text:style-name="T3">select</text:span><text:span text:style-name="T2">、</text:span><text:span text:style-name="T3">insert</text:span><text:span text:style-name="T2">、</text:span><text:span text:style-name="T3">update</text:span><text:span text:style-name="T2">、</text:span><text:span text:style-name="T3">delete</text:span><text:span text:style-name="T2">）の習得</text:span><text:span text:style-name="T2"/></text:p>
            <text:p><text:span text:style-name="T2">　</text:span><text:span text:style-name="T3">SQL</text:span><text:span text:style-name="T2">の応用構文（集約、並び替え、結合）の習得</text:span><text:span text:style-name="T2"/></text:p>
            <text:p><text:span text:style-name="T2">　</text:span><text:span text:style-name="T3">JDBC</text:span><text:span text:style-name="T2">の理解と演習課題（社員管理システム）の実践</text:span><text:span text:style-name="T2"/></text:p>
            <text:p><text:span text:style-name="T2"/></text:p>
            <text:p><text:span text:style-name="T3">■</text:span><text:span text:style-name="T2">成果物（グループ開発）</text:span><text:span text:style-name="T2"/></text:p>
            <text:p><text:span text:style-name="T2">　システム名：社員管理システム</text:span><text:span text:style-name="T2"/></text:p>
            <text:p><text:span text:style-name="T2">　工　　　程：製造～単体テスト</text:span><text:span text:style-name="T2"/></text:p>
            <text:p><text:span text:style-name="T2">　担当機能　：社員</text:span><text:span text:style-name="T3">ID</text:span><text:span text:style-name="T2">検索、登録、削除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6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3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1T00:00:00" table:number-columns-spanned="3" table:number-rows-spanned="12" table:style-name="ce21">
            <text:p>8月21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4" table:number-columns-spanned="1" table:number-rows-spanned="26" table:style-name="ce18">
            <text:p>4</text:p>
          </table:table-cell>
          <table:table-cell office:value-type="date" office:date-value="2025-07-09T00:00:00" table:number-columns-spanned="3" table:number-rows-spanned="13" table:style-name="ce26">
            <text:p>7月9日</text:p>
          </table:table-cell>
          <table:covered-table-cell table:number-columns-repeated="2"/>
          <table:table-cell office:value-type="string" table:number-columns-spanned="15" table:number-rows-spanned="1" table:style-name="ce27">
            <text:p>IT研修</text:p>
          </table:table-cell>
          <table:covered-table-cell table:number-columns-repeated="14"/>
          <table:table-cell office:value-type="string" table:number-columns-spanned="3" table:number-rows-spanned="26" table:style-name="ce28">
            <text:p>Windows</text:p>
          </table:table-cell>
          <table:covered-table-cell table:number-columns-repeated="2"/>
          <table:table-cell office:value-type="string" table:number-columns-spanned="3" table:number-rows-spanned="26" table:style-name="ce28">
            <text:p>Java</text:p>
          </table:table-cell>
          <table:covered-table-cell table:number-columns-repeated="2"/>
          <table:table-cell office:value-type="string" table:number-columns-spanned="3" table:number-rows-spanned="26" table:style-name="ce28">
            <text:p>Eclipse</text:p>
          </table:table-cell>
          <table:covered-table-cell table:number-columns-repeated="2"/>
          <table:table-cell table:number-columns-spanned="3" table:number-rows-spanned="26" table:style-name="ce18"/>
          <table:covered-table-cell table:number-columns-repeated="2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office:value-type="string" table:number-columns-spanned="1" table:number-rows-spanned="26" table:style-name="ce28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5" table:style-name="ce29">
            <text:p>■開発環境</text:p>
            <text:p>　OS：Windows10</text:p>
            <text:p>　Java（JDK）：JDK17</text:p>
            <text:p>　</text:p>
            <text:p>　</text:p>
            <text:p>■Java研修</text:p>
            <text:p>Javaの基本(変数、入出力、演算子、配列、条件分岐、繰り返し処理)</text:p>
            <text:p>オブジェクト指向(クラス、メソッド、メンバへのアクセス制限、コンストラクタ、継承、オーバーロード、オーバーライド、抽象クラス、インターフェイス、例外処理、コレクションフレームワーク)</text:p>
            <text:p/>
            <text:p>理解度開発演習</text:p>
            <text:p/>
            <text:p>■ビジネスマナー＆ITリテラシー研修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7-30T00:00:00" table:number-columns-spanned="3" table:number-rows-spanned="13" table:style-name="ce21">
            <text:p>7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2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5" table:number-columns-spanned="1" table:number-rows-spanned="20" table:style-name="ce18">
            <text:p>5</text:p>
          </table:table-cell>
          <table:table-cell table:number-columns-spanned="3" table:number-rows-spanned="10" table:style-name="ce18"/>
          <table:covered-table-cell table:number-columns-repeated="2"/>
          <table:table-cell office:value-type="string" table:number-columns-spanned="15" table:number-rows-spanned="1" table:style-name="ce27">
            <text:p>スーパーマーケット勤務</text:p>
          </table:table-cell>
          <table:covered-table-cell table:number-columns-repeated="14"/>
          <table:table-cell table:number-columns-spanned="3" table:number-rows-spanned="20" table:style-name="ce18"/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office:value-type="string" table:number-columns-spanned="3" table:number-rows-spanned="20" table:style-name="ce30">
            <text:p>Word</text:p>
            <text:p>Excel</text:p>
          </table:table-cell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office:value-type="string" table:number-columns-spanned="1" table:number-rows-spanned="20" table:style-name="ce28">
            <text:p>社員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9" table:style-name="ce28">
            <text:p>【業務概要】</text:p>
            <text:p>・接客業務</text:p>
            <text:p>・総菜の製造</text:p>
            <text:p>・パートのシフト管理</text:p>
            <text:p>・棚卸業務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8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8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48452" table:style-name="ro2">
          <table:table-cell table:number-columns-repeated="16384"/>
        </table:table-row>
        <table:named-expressions>
          <table:named-expression table:name="Excel_BuiltIn_Print_Area_2_1" table:expression="of:=[.#REF!]" table:base-cell-address="フォーマット.$A$1"/>
          <table:named-expression table:name="Excel_BuiltIn_Print_Area_2_1_1" table:expression="of:=[.#REF!]" table:base-cell-address="フォーマット.$A$1"/>
          <table:named-expression table:name="Excel_BuiltIn_Print_Area_2_1_1_1" table:expression="of:=[.#REF!]" table:base-cell-address="フォーマット.$A$1"/>
        </table:named-expressions>
      </table:table>
      <table:named-expressions>
        <table:named-expression table:name="Excel_BuiltIn_Print_Area_2_1" table:expression="of:=[.#REF!]" table:base-cell-address="フォーマット.$A$1"/>
        <table:named-expression table:name="Excel_BuiltIn_Print_Area_2_1_1" table:expression="of:=[.#REF!]" table:base-cell-address="フォーマット.$A$1"/>
        <table:named-expression table:name="Excel_BuiltIn_Print_Area_2_1_1_1" table:expression="of:=[.#REF!]" table:base-cell-address="フォーマット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1" svg:font-family="&quot;ＭＳ Ｐゴシック1&quot;"/>
    <style:font-face style:name="ＭＳ Ｐゴシック" svg:font-family="&quot;ＭＳ Ｐゴシック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date-style style:name="N49">
      <number:year number:style="long"/>
      <number:text>/</number:text>
      <number:month number:style="long"/>
      <number:text>/</number:text>
      <number:day number:style="long"/>
    </number:date-style>
    <number:number-style style:name="N50P0">
      <number:number number:decimal-places="0" number:min-integer-digits="1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0P0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ＭＳ Ｐゴシック" style:font-name-asian="ＭＳ Ｐゴシック" style:font-name-complex="ＭＳ Ｐゴシック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/>
      <style:text-properties fo:color="#003366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/>
      <style:text-properties fo:color="#003366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/>
      <style:text-properties fo:color="#003366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/>
      <style:text-properties fo:color="#003366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/>
      <style:text-properties fo:color="#FF9900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/>
      <style:text-properties fo:color="#003366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/>
      <style:text-properties fo:color="#FF0000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_35500__26126__25991__32_2" style:display-name="説明文 2" style:family="table-cell" style:data-style-name="N0">
      <style:table-cell-properties style:vertical-align="automatic"/>
      <style:text-properties fo:color="#7F7F7F" style:font-name="ＭＳ Ｐゴシック1" style:font-name-asian="ＭＳ Ｐゴシック1" style:font-name-complex="ＭＳ Ｐゴシック1" fo:font-style="italic" style:font-style-asian="italic" style:font-style-complex="italic" style:font-family-generic="modern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Sungan</meta:initial-creator>
    <dc:creator>user</dc:creator>
    <meta:creation-date>2014-09-19T06:30:43Z</meta:creation-date>
    <dc:date>2025-09-30T00:35:41Z</dc:date>
    <meta:print-date>2015-09-18T11:47:44Z</meta:print-date>
    <meta:editing-cycles>6</meta:editing-cycles>
    <meta:editing-duration>PT10277S</meta:editing-duration>
    <meta:user-defined meta:name="AppVersion">16.0300</meta:user-defined>
  </office:meta>
</office:document-meta>
</file>